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26pt" style:font-size-asian="26pt" style:font-size-complex="26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Text_20_body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2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4c4c4c" fo:font-weight="normal" style:font-weight-asian="normal" style:font-weight-complex="normal"/>
    </style:style>
    <style:style style:name="T12" style:family="text">
      <style:text-properties style:font-name="TimesNewRomanPSMT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3" style:family="text">
      <style:text-properties style:font-name="TimesNewRomanPSMT" style:font-name-asian="TimesNewRomanPSMT" style:font-name-complex="TimesNewRomanPSMT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style:font-name="TimesNewRoman" style:font-name-asian="TimesNewRomanPSMT" style:font-name-complex="TimesNewRomanPSMT"/>
    </style:style>
    <style:style style:name="T16" style:family="text">
      <style:text-properties style:font-name="TimesNew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3"/>
      <text:p text:style-name="P9">INGENIERÍA DEL SOFTWARE III</text:p>
      <text:p text:style-name="P8"/>
      <text:p text:style-name="P5"><text:span text:style-name="T5">Número de <text:s/>Iteración ( Fase de la Iteración)</text:span><text:span text:style-name="T4"> </text:span></text:p>
      <text:p text:style-name="P8"/>
      <text:p text:style-name="P6"><text:span text:style-name="T6"><text:tab/><text:tab/><text:tab/><text:tab/></text:span><text:span text:style-name="T7"><text:tab/></text:span></text:p>
      <text:p text:style-name="P7"/>
      <text:p text:style-name="P6"><text:span text:style-name="T7"><text:tab/><text:tab/><text:tab/><text:tab/><text:tab/></text:span><text:span text:style-name="T8">Profesor de prácticas asignado: </text:span><text:span text:style-name="T16">Miguel Lastra Leidinger</text:span></text:p>
      <text:p text:style-name="P7"><text:tab/><text:tab/><text:tab/><text:tab/><text:tab/><text:span text:style-name="T10">Grupo de prácticas:</text:span> <text:span text:style-name="T15">Grupo M 1.2, Miércoles 12-14h</text:span></text:p>
      <text:p text:style-name="P7"><text:tab/><text:tab/><text:tab/><text:tab/><text:tab/><text:span text:style-name="T10">Firman este documento: </text:span></text:p>
      <text:p text:style-name="P7"><text:tab/><text:tab/><text:tab/><text:tab/><text:tab/><text:tab/>Miguel López Fernández – 75161559C <text:s/>(Encargado)</text:p>
      <text:p text:style-name="P7"><text:tab/><text:tab/><text:tab/><text:tab/><text:tab/><text:tab/>Juan Miguel Cabrera Rodríguez - 75482738G</text:p>
      <text:p text:style-name="P7"><text:tab/><text:tab/><text:tab/><text:tab/><text:tab/><text:tab/></text:p>
      <text:p text:style-name="P7"/>
      <text:p text:style-name="P7"/>
      <text:p text:style-name="P7"><text:tab/><text:tab/><text:tab/><text:tab/><text:tab/></text:p>
      <text:p text:style-name="P7"/>
      <text:p text:style-name="P7"/>
      <text:p text:style-name="P11">Observacione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0">Documento afectado: <text:span text:style-name="T11">DD 1.0</text:span></text:p>
          </table:table-cell>
        </table:table-row>
        <table:table-row>
          <table:table-cell table:style-name="Tabla6.A2" office:value-type="string">
            <text:p text:style-name="P10">Importancia: <text:span text:style-name="T11">Media</text:span></text:p>
          </table:table-cell>
        </table:table-row>
        <table:table-row>
          <table:table-cell table:style-name="Tabla6.A2" office:value-type="string">
            <text:p text:style-name="P10">Descripción de la observación: <text:span text:style-name="T11">Se ha detectado la omisión en la arquitectura del sistema del paquete comunicaciones, necesario para comunicar el software con el exterior, por ejemplo, un cliente desde su casa con el centro medico.</text:span></text:p>
          </table:table-cell>
        </table:table-row>
        <table:table-row>
          <table:table-cell table:style-name="Tabla6.A2" office:value-type="string">
            <text:p text:style-name="P10">Solución de cambio propuesta:<text:span text:style-name="T3"> </text:span><text:span text:style-name="T11">Inclusión en la arquitectura del sistema, y de ahí recursivamente ( diagrama de componentes, etc... ) del paquete comunicaciones.</text:span></text:p>
          </table:table-cell>
        </table:table-row>
      </table:table>
      <text:p text:style-name="P4"/>
      <text:p text:style-name="P11">Observaciones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0">Documento afectado: <text:span text:style-name="T14">DD 1.0</text:span></text:p>
          </table:table-cell>
        </table:table-row>
        <table:table-row>
          <table:table-cell table:style-name="Tabla1.A2" office:value-type="string">
            <text:p text:style-name="P17"><text:span text:style-name="T8">Importancia: </text:span><text:span text:style-name="T9">Alta</text:span></text:p>
          </table:table-cell>
        </table:table-row>
        <table:table-row>
          <table:table-cell table:style-name="Tabla1.A2" office:value-type="string">
            <text:p text:style-name="P17"><text:span text:style-name="T8">Descripción de la observación: </text:span><text:span text:style-name="T9">La relación de asociación “Receta” entre las clases “Médico” y “Paciente” sólo permite una receta entre cada par Paciente-Médico.</text:span></text:p>
          </table:table-cell>
        </table:table-row>
        <table:table-row>
          <table:table-cell table:style-name="Tabla1.A2" office:value-type="string">
            <text:p text:style-name="P10">Solución de cambio propuesta:<text:span text:style-name="T3"> Modificar la relación para permitir que un paciente pueda tener asignadas varias recetas del mismo médico.</text:span></text:p>
          </table:table-cell>
        </table:table-row>
      </table:table>
      <text:p text:style-name="P11">Observacion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" svg:font-family="TimesNewRoman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04/05/2011</text:p>
        <text:p text:style-name="MP2">Nombre Documento:<text:span text:style-name="MT1"> Revisión documento DD v1.0</text:span></text:p>
        <text:p text:style-name="MP2">Fase de Iteración:<text:span text:style-name="MT1"> Planificacion<text:tab/> <text:s text:c="16"/></text:span>Nº Iteración: <text:span text:style-name="MT1">Iteración 2</text:span></text:p>
        <text:p text:style-name="MP2">Número Grupo: <text:span text:style-name="MT1">M 1.2<text:tab/></text:span>Nº revisión: <text:span text:style-name="MT1">1</text:span></text:p>
      </style:header>
      <style:footer>
        <text:p text:style-name="Footer"><text:tab/><text:tab/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4-05T13:55:11</meta:creation-date>
    <meta:editing-cycles>16</meta:editing-cycles>
    <meta:editing-duration>PT00H40M58S</meta:editing-duration>
    <meta:initial-creator>Juan </meta:initial-creator>
    <dc:date>2011-05-04T12:32:34</dc:date>
    <dc:creator>Juan </dc:creator>
    <meta:document-statistic meta:table-count="2" meta:image-count="1" meta:object-count="0" meta:page-count="4" meta:paragraph-count="26" meta:word-count="185" meta:character-count="1307"/>
  </office:meta>
</office:document-meta>
</file>